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C0000012CF603507A.png" manifest:media-type="image/png"/>
  <manifest:file-entry manifest:full-path="Pictures/100000000000002900000028693AD105.png" manifest:media-type="image/png"/>
  <manifest:file-entry manifest:full-path="Pictures/100000000000002700000026A7A0EC88.png" manifest:media-type="image/png"/>
  <manifest:file-entry manifest:full-path="Pictures/100000000000010D000000FF6959126E.png" manifest:media-type="image/png"/>
  <manifest:file-entry manifest:full-path="Pictures/10000000000001300000012390188DCE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_20_left">
      <style:text-properties officeooo:paragraph-rsid="00425105"/>
    </style:style>
    <style:style style:name="P2" style:family="paragraph" style:parent-style-name="Footer_20_right">
      <style:text-properties officeooo:paragraph-rsid="00a8de17"/>
    </style:style>
    <style:style style:name="P3" style:family="paragraph" style:parent-style-name="Footer_20_right">
      <style:text-properties officeooo:paragraph-rsid="005bcbd8"/>
    </style:style>
    <style:style style:name="P4" style:family="paragraph" style:parent-style-name="Footer_20_right">
      <style:text-properties officeooo:rsid="0011dbfd" officeooo:paragraph-rsid="0011dbfd"/>
    </style:style>
    <style:style style:name="P5" style:family="paragraph" style:parent-style-name="Footer_20_right">
      <style:text-properties officeooo:paragraph-rsid="0011dbfd"/>
    </style:style>
    <style:style style:name="P6" style:family="paragraph" style:parent-style-name="Standard">
      <style:text-properties officeooo:paragraph-rsid="00425105"/>
    </style:style>
    <style:style style:name="P7" style:family="paragraph" style:parent-style-name="Standard">
      <style:text-properties officeooo:rsid="00cd1b26" officeooo:paragraph-rsid="00cd1b26"/>
    </style:style>
    <style:style style:name="P8" style:family="paragraph" style:parent-style-name="Standard">
      <style:text-properties officeooo:paragraph-rsid="0011dbfd"/>
    </style:style>
    <style:style style:name="P9" style:family="paragraph" style:parent-style-name="Heading_20_1">
      <style:text-properties officeooo:paragraph-rsid="01cabbd8"/>
    </style:style>
    <style:style style:name="P10" style:family="paragraph" style:parent-style-name="Bulleted">
      <style:text-properties officeooo:paragraph-rsid="01cabbd8"/>
    </style:style>
    <style:style style:name="P11" style:family="paragraph" style:parent-style-name="Appendix_20_Letter" style:master-page-name="Right_20_Page">
      <style:paragraph-properties style:page-number="auto"/>
      <style:text-properties officeooo:paragraph-rsid="01cabbd8"/>
    </style:style>
    <style:style style:name="P12" style:family="paragraph" style:parent-style-name="Text_20_body">
      <style:text-properties officeooo:rsid="00b2c415" officeooo:paragraph-rsid="01cabbd8"/>
    </style:style>
    <style:style style:name="P13" style:family="paragraph" style:parent-style-name="Text_20_body">
      <style:text-properties officeooo:rsid="00b3e24b" officeooo:paragraph-rsid="01cabbd8"/>
    </style:style>
    <style:style style:name="P14" style:family="paragraph" style:parent-style-name="Text_20_body">
      <style:text-properties officeooo:rsid="010c1273" officeooo:paragraph-rsid="01cabbd8"/>
    </style:style>
    <style:style style:name="T1" style:family="text">
      <style:text-properties officeooo:rsid="00ae7ddc"/>
    </style:style>
    <style:style style:name="T2" style:family="text">
      <style:text-properties officeooo:rsid="00dc895f"/>
    </style:style>
    <style:style style:name="T3" style:family="text">
      <style:text-properties officeooo:rsid="00b2c415"/>
    </style:style>
    <style:style style:name="T4" style:family="text">
      <style:text-properties officeooo:rsid="00db7209"/>
    </style:style>
    <style:style style:name="T5" style:family="text">
      <style:text-properties officeooo:rsid="01084a25"/>
    </style:style>
    <style:style style:name="T6" style:family="text">
      <style:text-properties officeooo:rsid="001b38e2"/>
    </style:style>
    <style:style style:name="T7" style:family="text">
      <style:text-properties officeooo:rsid="00bea233"/>
    </style:style>
    <style:style style:name="T8" style:family="text">
      <style:text-properties officeooo:rsid="00b131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MD"/>
      </text:user-field-decls>
      <text:p text:style-name="P11"><text:s/>B</text:p>
      <text:h text:style-name="P9" text:outline-level="1"><text:bookmark-start text:name="__RefHeading___Toc32354_2074576844"/><text:span text:style-name="T1">深入</text:span>學習西方文字排印學<text:bookmark-end text:name="__RefHeading___Toc32354_2074576844"/></text:h>
      <text:p text:style-name="P12">你可以在市面上找到<text:span text:style-name="T2">許許多多</text:span>探討文字排印學的書，其中不乏Frederick Goudy和Adrian Frutiger這幾位當代大師的著作。還有不少在講手寫字、品牌標題字的設計等。</text:p>
      <text:p text:style-name="P13">而這邊列出的書籍，則著重於文字排印學的實務藝術。書中的內容在文字排印學領域中屬於保守派，不過它們一同展現出現代文字排印學的基礎，並交代其基本原則。<text:span text:style-name="T3">從介紹性書籍，到深入專論都有。</text:span></text:p>
      <text:p text:style-name="P14">我找到的實用好書有：</text:p>
      <text:list xml:id="list987947883486120727" text:style-name="Bulleted">
        <text:list-item>
          <text:p text:style-name="P10">Robert Bringhurst著，《<text:span text:style-name="Emphasis">文字排印樣式之要素 (The Elements of Typographic Style)》</text:span>，<text:span text:style-name="T1">第二版(Hartley and Marks: Vancouver, 1996)：Bringhurst 在本書中提出的看法與見解都很有道理，所以本書被普遍視為西方文字排印學的聖經。</text:span></text:p>
        </text:list-item>
        <text:list-item>
          <text:p text:style-name="P10">Eric Gill著，《<text:span text:style-name="Emphasis">論文字排印學 (An Essay on Typography)</text:span>》(David R. Godine: Boston, 1998): 當代設計形塑者之一的理論思想。Google Books 上也可取得。</text:p>
        </text:list-item>
        <text:list-item>
          <text:p text:style-name="P10"><text:soft-page-break/>Jan Tschichold著，《<text:span text:style-name="Emphasis">書的構成：好設計的品味 (The Form of the Book: Essays on the Morality of Good Design)》，</text:span>英文版譯者Hajo Haedler (Hartley and Marks: Vancouver, 1991)：作者為設計企鵝 (Penguin) 出版社戰後封面格式的大師級文字排印工作者<text:span text:style-name="T5">（也是當今唯一一位因為文字排印標準規則而受政治迫害的人）</text:span>，本書中有他的許多頁面設計觀點。</text:p>
        </text:list-item>
        <text:list-item>
          <text:p text:style-name="P10">Jan Tschichold著，《<text:span text:style-name="Emphasis">新文字排印學 (The New Typography)</text:span>》，英文版譯者Ruari McLean (University of California Press: Berkeley, 1995)：形塑當代文字排印學的非對稱式設計原則經典論述。</text:p>
        </text:list-item>
        <text:list-item>
          <text:p text:style-name="P10">Robin Williams著，《<text:span text:style-name="Emphasis">非設計師的設計書 (The Non-Designer’s Design Book)</text:span>》(Peachpit Press: Berkeley, 1994)：我目前為止所知最快速、最清楚、最有洞見的文字排印學介紹書。</text:p>
        </text:list-item>
        <text:list-item>
          <text:p text:style-name="P10"><text:span text:style-name="T6">Robin Williams著，</text:span>《<text:span text:style-name="Emphasis"><text:span text:style-name="T7">非設計師的字體書 (The Non-Designer’s Type Book)</text:span></text:span>》<text:span text:style-name="T7">(Peachpit Press: Berkeley, 1998)：</text:span>非設計師的設計書<text:span text:style-name="T8">續集，專注解說字體的細節以及如何運用。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hidden="true" style:class="text">
      <style:paragraph-properties fo:line-height="15pt"/>
      <style:text-properties style:font-name="Fanwood" fo:font-family="Fanwood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Raleway" fo:font-family="Raleway" style:font-style-name="Regular" style:font-pitch="variable" fo:font-size="15pt" style:font-name-asian="FZSongS-Extended" style:font-family-asian="FZSongS-Extended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0pt" loext:contextual-spacing="false" fo:line-height="15pt" fo:orphans="2" fo:widows="2" fo:text-indent="24.01pt" style:auto-text-indent="true" style:page-number="auto"/>
      <style:text-properties style:font-name="Fanwood" fo:font-family="Fanwood" style:font-style-name="Regular" style:font-pitch="variable" fo:font-size="12pt" style:font-size-asian="10.5pt"/>
    </style:style>
    <style:style style:name="List" style:family="paragraph" style:hidden="true" style:parent-style-name="Text_20_body" style:class="list"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Text_20_body" style:class="extra">
      <style:paragraph-properties fo:margin-top="3.8pt" fo:margin-bottom="0pt" loext:contextual-spacing="false" fo:line-height="13.01pt" text:number-lines="false" text:line-number="0"/>
      <style:text-properties style:font-name="Raleway" fo:font-family="Raleway" style:font-style-name="Regular" style:font-pitch="variable" fo:font-size="10pt" fo:font-style="normal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.51pt" text:number-lines="false" text:line-number="0"/>
      <style:text-properties style:font-name="Fanwood" fo:font-family="Fanwood" style:font-style-name="Regular" style:font-pitch="variable" fo:font-size="12pt" style:font-size-asian="12pt" style:font-name-complex="FreeSans1" style:font-family-complex="FreeSans" style:font-family-generic-complex="swiss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List_20_5" style:display-name="List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List_20_4" style:display-name="List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Contents_20_6" style:display-name="Contents 6" style:family="paragraph" style:hidden="true" style:parent-style-name="Contents_20_5" style:class="index">
      <style:paragraph-properties fo:margin-left="0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5pt"/>
    </style:style>
    <style:style style:name="Contents_20_7" style:display-name="Contents 7" style:family="paragraph" style:hidden="true" style:parent-style-name="Contents_20_1" style:list-style-name="Numbering_20_3" style:class="index">
      <style:paragraph-properties>
        <style:tab-stops>
          <style:tab-stop style:position="413.69pt" style:type="right" style:leader-style="dotted" style:leader-text="."/>
        </style:tab-stops>
      </style:paragraph-properties>
      <style:text-properties fo:background-color="transparent"/>
    </style:style>
    <style:style style:name="Contents_20_8" style:display-name="Contents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List_20_3" style:display-name="List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pt" fo:margin-bottom="14.14pt" loext:contextual-spacing="false" style:border-line-width-bottom="0pt 0.11pt 0.06pt" fo:padding="0pt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List_20_2" style:display-name="List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List_20_1" style:display-name="List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141.76pt" fo:margin-right="0pt" fo:text-indent="-127.56pt" style:auto-text-indent="false">
        <style:tab-stops>
          <style:tab-stop style:position="0pt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pt" fo:margin-right="0pt" fo:text-indent="0pt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28.35pt" fo:margin-right="0pt" fo:text-indent="0pt" style:auto-text-indent="false"/>
    </style:style>
    <style:style style:name="Marginalia" style:family="paragraph" style:hidden="true" style:parent-style-name="Text_20_body" style:class="text">
      <style:paragraph-properties fo:margin-left="113.41pt" fo:margin-right="0pt" fo:text-indent="0pt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fo:line-height="16.5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style:font-name="Liberation Sans Narrow" fo:font-family="'Liberation Sans Narrow'" style:font-style-name="Regular" style:font-family-generic="swiss" style:font-pitch="variable" fo:font-size="13.5pt" style:font-size-asian="10.5pt"/>
    </style:style>
    <style:style style:name="Foot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hidden="true" style:parent-style-name="Text_20_body" style:class="text">
      <style:paragraph-properties fo:margin-left="28.35pt" fo:margin-right="0pt" fo:text-indent="-14.14pt" style:auto-text-indent="false">
        <style:tab-stops>
          <style:tab-stop style:position="0pt"/>
        </style:tab-stops>
      </style:paragraph-properties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Numbering_20_1" style:display-name="Numbering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Numbering_20_2" style:display-name="Numbering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Numbering_20_3" style:display-name="Numbering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Numbering_20_4" style:display-name="Numbering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Numbering_20_5" style:display-name="Numbering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pt" fo:margin-bottom="0pt" loext:contextual-spacing="false"/>
      <style:text-properties style:font-name="DejaVu Sans Mono" fo:font-family="'DejaVu Sans Mono'" style:font-family-generic="modern" style:font-pitch="fixed" fo:font-size="10pt" style:font-name-asian="FZSongS-Extended1" style:font-family-asian="FZSongS-Extended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Sender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User_20_Index_20_5" style:display-name="User Index 5" style:family="paragraph" style:hidden="true" style:parent-style-name="Index" style:class="index">
      <style:paragraph-properties fo:margin-left="56.61pt" fo:margin-right="0pt" fo:text-indent="0pt" style:auto-text-indent="false">
        <style:tab-stops>
          <style:tab-stop style:position="442.01pt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70.75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84.9pt" fo:margin-right="0pt" fo:text-indent="0pt" style:auto-text-indent="false">
        <style:tab-stops>
          <style:tab-stop style:position="413.69pt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5.99pt" style:page-number="auto" text:number-lines="false" text:line-number="0"/>
      <style:text-properties fo:color="#000000" style:font-name="Fanwood" fo:font-family="Fanwood" style:font-style-name="Regular" style:font-pitch="variable" fo:font-size="12pt" style:font-size-asian="10.5pt"/>
    </style:style>
    <style:style style:name="Footer_20_right" style:display-name="Footer right" style:family="paragraph" style:parent-style-name="Footer_20_left" style:class="extra">
      <style:paragraph-properties fo:text-align="end" style:justify-single-word="false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008000" style:font-name="Raleway" fo:font-family="Raleway" style:font-style-name="Regular" style:font-pitch="variable" fo:font-size="13pt" fo:font-weight="normal" style:font-size-asian="10.5pt" style:font-weight-asian="bold" style:font-weight-complex="600"/>
    </style:style>
    <style:style style:name="Footer_20_left" style:display-name="Footer left" style:family="paragraph" style:parent-style-name="Standard" style:class="extra">
      <style:paragraph-properties fo:line-height="13.01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style:font-name="Raleway" fo:font-family="Raleway" style:font-style-name="Regular" style:font-pitch="variable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pt" fo:margin-right="0pt" fo:margin-top="11.99pt" fo:margin-bottom="4.51pt" loext:contextual-spacing="false" fo:line-height="100%" fo:text-align="end" style:justify-single-word="false" fo:text-indent="0pt" style:auto-text-indent="false" style:page-number="auto"/>
      <style:text-properties fo:font-size="21pt"/>
    </style:style>
    <style:style style:name="Contents_20_Heading" style:display-name="Contents Heading" style:family="paragraph" style:parent-style-name="Heading" style:class="index" style:master-page-name="Standard">
      <style:paragraph-properties fo:margin-left="0pt" fo:margin-right="0pt" fo:margin-top="0pt" fo:margin-bottom="7.51pt" loext:contextual-spacing="false" style:line-height-at-least="15pt" fo:text-indent="0pt" style:auto-text-indent="false" style:page-number="auto" text:number-lines="false" text:line-number="0"/>
      <style:text-properties fo:color="#008000" style:font-name="Raleway1" fo:font-family="Raleway" style:font-style-name="Bold" style:font-pitch="variable" fo:font-size="22.5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pt" fo:margin-right="0pt" fo:margin-top="11.99pt" fo:margin-bottom="0pt" loext:contextual-spacing="false" style:line-height-at-least="15pt" fo:text-indent="0pt" style:auto-text-indent="false"/>
      <style:text-properties fo:color="#008000" style:font-name="Raleway" fo:font-family="Raleway" style:font-style-name="Regular" style:font-pitch="variable" fo:font-size="18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pt" fo:margin-right="0pt" fo:margin-top="7.51pt" fo:margin-bottom="0pt" loext:contextual-spacing="false" style:line-height-at-least="15.99pt" fo:text-indent="0pt" style:auto-text-indent="false" style:page-number="auto"/>
      <style:text-properties fo:color="#008000" style:font-name="Raleway" fo:font-family="Raleway" style:font-style-name="Regular" style:font-pitch="variable" fo:font-size="15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7.51pt" fo:margin-bottom="0pt" loext:contextual-spacing="false" style:page-number="auto"/>
      <style:text-properties fo:color="#008000" style:font-name="Raleway" fo:font-family="Raleway" style:font-style-name="Regular" style:font-pitch="variable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style:line-height-at-least="15pt" fo:text-align="center" style:justify-single-word="false"/>
      <style:text-properties fo:color="#008000" style:font-name="Raleway2" fo:font-family="Raleway" style:font-style-name="Italic" style:font-pitch="variable" fo:font-size="22.5pt" fo:font-style="normal" style:font-size-asian="14pt" style:font-style-asian="italic" style:font-size-complex="14pt" style:font-style-complex="italic"/>
    </style:style>
    <style:style style:name="Table_20_index_20_heading" style:display-name="Table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color="#008000" fo:font-size="15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pt" fo:margin-right="0pt" fo:line-height="13.01pt" fo:text-indent="0pt" style:auto-text-indent="false" style:writing-mode="page">
        <style:tab-stops>
          <style:tab-stop style:position="484.44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Index_20_Separator" style:display-name="Index Separator" style:family="paragraph" style:parent-style-name="Index" style:class="index">
      <style:paragraph-properties fo:margin-left="0pt" fo:margin-right="0pt" fo:text-indent="0pt" style:auto-text-indent="false"/>
      <style:text-properties style:font-name="Raleway" fo:font-family="Raleway" style:font-style-name="Regular" style:font-pitch="variable" fo:font-size="13pt"/>
    </style:style>
    <style:style style:name="Bulleted" style:family="paragraph" style:parent-style-name="Text_20_body" style:list-style-name="Bulleted">
      <style:paragraph-properties fo:margin-top="0pt" fo:margin-bottom="4pt" loext:contextual-spacing="false">
        <style:tab-stops/>
      </style:paragraph-properties>
      <style:text-properties style:font-name="Fanwood" fo:font-family="Fanwood" style:font-style-name="Regular" style:font-pitch="variable" fo:font-size="12pt" style:font-size-asian="10.5pt"/>
    </style:style>
    <style:style style:name="First_20_line_20_indent" style:display-name="First line indent" style:family="paragraph" style:hidden="true" style:parent-style-name="Text_20_body" style:class="text">
      <style:paragraph-properties fo:margin-left="0pt" fo:margin-right="0pt" fo:text-indent="14.14pt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15pt" fo:margin-right="0pt" fo:margin-top="0pt" fo:margin-bottom="4pt" loext:contextual-spacing="false" fo:text-indent="0pt" style:auto-text-indent="false"/>
      <style:text-properties fo:font-size="12pt" style:font-size-asian="10.5pt"/>
    </style:style>
    <style:style style:name="Arabic_20_Numeral" style:display-name="Arabic Numeral" style:family="paragraph" style:parent-style-name="Bulleted" style:list-style-name="Arabic_20_Numerals">
      <style:paragraph-properties fo:margin-top="0pt" fo:margin-bottom="7.51pt" loext:contextual-spacing="false" fo:line-height="15pt"/>
      <style:text-properties style:font-name="Fanwood" fo:font-family="Fanwood" style:font-style-name="Regular" style:font-pitch="variable" fo:font-size="12pt" style:font-size-asian="10.5pt"/>
    </style:style>
    <style:style style:name="Indent_20_No_20_Bullet" style:display-name="Indent No Bullet" style:family="paragraph" style:hidden="true" style:parent-style-name="Text_20_body" style:list-style-name="Indent_20_No_20_Bullet"/>
    <style:style style:name="Bulleted_20_2_20_Example" style:display-name="Bulleted 2 Example" style:family="paragraph" style:hidden="true" style:parent-style-name="Text_20_body">
      <style:text-properties style:font-name="Gillius ADF" fo:font-family="'Gillius ADF'" style:font-style-name="Regular" style:font-pitch="variable" fo:font-size="12.5pt" style:font-size-asian="10.5pt"/>
    </style:style>
    <style:style style:name="Bulleted_20_Example" style:display-name="Bulleted Example" style:family="paragraph" style:parent-style-name="Bulleted">
      <style:paragraph-properties fo:margin-top="0pt" fo:margin-bottom="4pt" loext:contextual-spacing="false"/>
      <style:text-properties style:font-name="Raleway" fo:font-family="Raleway" style:font-style-name="Regular" style:font-pitch="variable" fo:font-size="10pt" style:font-size-asian="10.5pt"/>
    </style:style>
    <style:style style:name="Text_20_Body_20_Indent_20_-_20_Example" style:display-name="Text Body Indent - Example" style:family="paragraph" style:parent-style-name="Text_20_body_20_indent">
      <style:text-properties style:font-name="Raleway" fo:font-family="Raleway" style:font-style-name="Regular" style:font-pitch="variable" fo:font-size="10pt" style:font-size-asian="10.5pt"/>
    </style:style>
    <style:style style:name="Index_20_2" style:display-name="Index 2" style:family="paragraph" style:parent-style-name="Index" style:class="index">
      <style:paragraph-properties fo:margin-left="14.14pt" fo:margin-right="0pt" fo:text-indent="0pt" style:auto-text-indent="false"/>
    </style:style>
    <style:style style:name="Object_20_index_20_1" style:display-name="Object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ote_20_-_20_Example" style:display-name="Note - Example" style:family="paragraph" style:parent-style-name="Standard" style:next-style-name="Text_20_Body_20_-_20_Example" style:default-outline-level="2" style:list-style-name="Note_20_-_20_Example_20_Logo" style:master-page-name="">
      <style:paragraph-properties fo:margin-top="7.51pt" fo:margin-bottom="0pt" loext:contextual-spacing="false" style:line-height-at-least="15pt" style:page-number="auto" fo:keep-with-next="auto"/>
      <style:text-properties fo:color="#008000" style:font-name="Raleway" fo:font-family="Raleway" style:font-style-name="Regular" style:font-pitch="variable" fo:font-size="15pt" style:font-size-asian="10.5pt"/>
    </style:style>
    <style:style style:name="Note_20_-_20_Tip" style:display-name="Note - Tip" style:family="paragraph" style:parent-style-name="Note_20_-_20_Example" style:next-style-name="Note" style:default-outline-level="" style:list-style-name="Note_20_-_20_Tip_20_Logo" style:master-page-name="">
      <style:paragraph-properties fo:margin-top="7.51pt" fo:margin-bottom="0pt" loext:contextual-spacing="false" style:page-number="auto" fo:keep-with-next="always">
        <style:tab-stops/>
      </style:paragraph-properties>
      <style:text-properties fo:color="#008000" style:font-name="Raleway" fo:font-family="Raleway" style:font-style-name="Regular" style:font-pitch="variable" fo:font-size="15pt" style:font-size-asian="10.5pt"/>
    </style:style>
    <style:style style:name="Title" style:family="paragraph" style:parent-style-name="Heading" style:next-style-name="Text_20_body" style:class="chapter">
      <style:paragraph-properties fo:margin-top="104pt" fo:margin-bottom="6.01pt" loext:contextual-spacing="false" style:line-height-at-least="32pt" fo:text-align="center" style:justify-single-word="false"/>
      <style:text-properties fo:color="#008000" style:font-name="Raleway" fo:font-family="Raleway" style:font-style-name="Regular" style:font-pitch="variable" fo:font-size="30pt" fo:font-style="normal" fo:font-weight="normal" style:font-size-asian="18pt" style:font-weight-asian="bold" style:font-size-complex="18pt" style:font-weight-complex="600"/>
    </style:style>
    <style:style style:name="Front_20_Matter" style:display-name="Front Matter" style:family="paragraph" style:parent-style-name="Footer_20_left">
      <style:paragraph-properties fo:margin-top="0pt" fo:margin-bottom="3.8pt" loext:contextual-spacing="false" fo:line-height="11.99pt"/>
      <style:text-properties fo:color="#000000" style:font-name="Raleway" fo:font-family="Raleway" style:font-style-name="Regular" style:font-pitch="variable" fo:font-size="8pt" style:font-size-asian="10.5pt"/>
    </style:style>
    <style:style style:name="Front_20_Matter_20_Titles" style:display-name="Front Matter Titles" style:family="paragraph" style:parent-style-name="Front_20_Matter">
      <style:paragraph-properties fo:margin-top="3.8pt" fo:margin-bottom="0pt" loext:contextual-spacing="false" style:line-height-at-least="11.99pt"/>
      <style:text-properties fo:color="#008000" style:font-name="Raleway" fo:font-family="Raleway" style:font-style-name="Regular" style:font-pitch="variable" fo:font-size="10pt" style:font-size-asian="10.5pt"/>
    </style:style>
    <style:style style:name="Text_20_Body_20_-_20_Example" style:display-name="Text Body - Example" style:family="paragraph" style:parent-style-name="Text_20_body">
      <style:paragraph-properties fo:margin-left="0pt" fo:margin-right="0pt" fo:margin-top="0pt" fo:margin-bottom="4pt" loext:contextual-spacing="false" fo:line-height="15pt" fo:text-indent="0pt" style:auto-text-indent="false"/>
      <style:text-properties style:font-name="Raleway" fo:font-family="Raleway" style:font-style-name="Regular" style:font-pitch="variable" fo:font-size="10pt" style:font-size-asian="10.5pt"/>
    </style:style>
    <style:style style:name="Untitled2" style:family="paragraph" style:hidden="true" style:parent-style-name="Indent_20_No_20_Bullet"/>
    <style:style style:name="Note_20_Text_20_-_20_Last_20_Paragraph" style:display-name="Note Text - Last Paragraph" style:family="paragraph" style:hidden="true" style:parent-style-name="Bulleted">
      <style:paragraph-properties fo:margin-top="0pt" fo:margin-bottom="23.3pt" loext:contextual-spacing="false"/>
    </style:style>
    <style:style style:name="Note_20_-_20_Caution" style:display-name="Note - Caution" style:family="paragraph" style:parent-style-name="Note_20_-_20_Tip" style:next-style-name="Note" style:list-style-name="Note_20_-_20_Caution_20_Logo" style:master-page-name="">
      <style:paragraph-properties fo:margin-left="0pt" fo:margin-right="0pt" fo:margin-top="7.51pt" fo:margin-bottom="0pt" loext:contextual-spacing="false" fo:text-indent="0pt" style:auto-text-indent="false" style:page-number="auto"/>
      <style:text-properties fo:color="#ff3333" fo:font-size="15pt" style:font-size-asian="10.5pt"/>
    </style:style>
    <style:style style:name="Chapter_20_Number" style:display-name="Chapter Number" style:family="paragraph" style:parent-style-name="Heading_20_1" style:next-style-name="Heading_20_1" style:default-outline-level="" style:list-style-name="" style:master-page-name="">
      <style:paragraph-properties fo:margin-top="32pt" fo:margin-bottom="0pt" loext:contextual-spacing="false" fo:line-height="100%" style:page-number="auto" fo:break-before="page"/>
      <style:text-properties fo:color="#008000" fo:font-size="96pt" fo:font-weight="normal"/>
    </style:style>
    <style:style style:name="Note" style:family="paragraph" style:parent-style-name="Caption" style:master-page-name="">
      <style:paragraph-properties fo:margin-left="37.5pt" fo:margin-right="0pt" fo:margin-top="0pt" fo:margin-bottom="7.51pt" loext:contextual-spacing="false" fo:line-height="13.01pt" fo:orphans="2" fo:widows="2" fo:hyphenation-ladder-count="no-limit" fo:text-indent="0pt" style:auto-text-indent="false" style:page-number="auto"/>
      <style:text-properties style:font-name="Raleway" fo:font-family="Raleway" style:font-style-name="Regular" style:font-pitch="variable" fo:font-size="10pt" fo:font-style="normal" fo:font-weight="normal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ntents_20_1" style:display-name="Contents 1" style:family="paragraph" style:parent-style-name="Index" style:list-style-name="" style:class="index">
      <style:paragraph-properties fo:margin-top="0pt" fo:margin-bottom="0pt" loext:contextual-spacing="false" fo:line-height="13.01pt" fo:text-align="start" style:justify-single-word="false">
        <style:tab-stops>
          <style:tab-stop style:position="452.01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2.5pt"/>
    </style:style>
    <style:style style:name="Contents_20_4" style:display-name="Contents 4" style:family="paragraph" style:parent-style-name="Index" style:class="index">
      <style:paragraph-properties fo:margin-left="15pt" fo:margin-right="0pt" fo:line-height="13.01pt" fo:text-indent="0pt" style:auto-text-indent="false">
        <style:tab-stops>
          <style:tab-stop style:position="409.55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3" style:display-name="Contents 3" style:family="paragraph" style:parent-style-name="Index" style:class="index">
      <style:paragraph-properties fo:margin-left="7.99pt" fo:margin-right="0pt" fo:line-height="13.01pt" fo:text-indent="0pt" style:auto-text-indent="false" style:writing-mode="page">
        <style:tab-stops>
          <style:tab-stop style:position="423.69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5" style:display-name="Contents 5" style:family="paragraph" style:parent-style-name="Heading_20_1" style:default-outline-level="" style:list-style-name="" style:class="index" style:master-page-name="">
      <style:paragraph-properties fo:margin-top="7.51pt" fo:margin-bottom="0pt" loext:contextual-spacing="false" fo:text-align="start" style:justify-single-word="false" style:page-number="auto">
        <style:tab-stops>
          <style:tab-stop style:position="395.4pt" style:type="right" style:leader-style="dotted" style:leader-text="."/>
        </style:tab-stops>
      </style:paragraph-properties>
      <style:text-properties fo:color="#008000" style:font-name="Raleway" fo:font-family="Raleway" style:font-style-name="Regular" style:font-pitch="variable" fo:font-size="15pt"/>
    </style:style>
    <style:style style:name="Index_20_Heading" style:display-name="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User_20_Index_20_Heading" style:display-name="User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Image_20_Spacer" style:display-name="Image Spacer" style:family="paragraph" style:parent-style-name="Table_20_Contents">
      <style:paragraph-properties fo:line-height="0.99pt"/>
    </style:style>
    <style:style style:name="Arabic_20_Numeral_20_Example" style:display-name="Arabic Numeral Example" style:family="paragraph" style:parent-style-name="Arabic_20_Numeral" style:master-page-name="">
      <style:paragraph-properties fo:line-height="15pt" style:page-number="auto"/>
      <style:text-properties style:font-name="Raleway" fo:font-family="Raleway" style:font-style-name="Regular" style:font-pitch="variable" fo:font-size="10pt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Object_20_index_20_heading" style:display-name="Object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User_20_Index_20_4" style:display-name="User Index 4" style:family="paragraph" style:parent-style-name="Index" style:class="index">
      <style:paragraph-properties fo:margin-left="42.46pt" fo:margin-right="0pt" fo:text-indent="0pt" style:auto-text-indent="false">
        <style:tab-stops>
          <style:tab-stop style:position="426.56pt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28.29pt" fo:margin-right="0pt" fo:text-indent="0pt" style:auto-text-indent="false">
        <style:tab-stops>
          <style:tab-stop style:position="440.7pt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54.85pt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pt" fo:margin-right="0pt" fo:text-indent="0pt" style:auto-text-indent="false"/>
    </style:style>
    <style:style style:name="Index_20_3" style:display-name="Index 3" style:family="paragraph" style:parent-style-name="Index" style:class="index">
      <style:paragraph-properties fo:margin-left="28.29pt" fo:margin-right="0pt" fo:text-indent="0pt" style:auto-text-indent="false"/>
    </style:style>
    <style:style style:name="Drawing" style:family="paragraph" style:parent-style-name="Caption" style:class="extra"/>
    <style:style style:name="Dedication" style:family="paragraph" style:parent-style-name="Title" style:master-page-name="">
      <style:paragraph-properties fo:margin-top="113.41pt" fo:margin-bottom="113.41pt" loext:contextual-spacing="false" fo:text-align="end" style:justify-single-word="false" style:page-number="auto"/>
      <style:text-properties fo:color="#000000" style:font-name="Fanwood Text" fo:font-family="'Fanwood Text'" style:font-style-name="Italic" style:font-pitch="variable" fo:font-style="italic"/>
    </style:style>
    <style:style style:name="Table_20_Sub-Heading" style:display-name="Table Sub-Heading" style:family="paragraph" style:parent-style-name="Table_20_Heading">
      <style:text-properties fo:font-size="11pt" style:font-size-asian="10.5pt"/>
    </style:style>
    <style:style style:name="Appendix_20_Letter" style:display-name="Appendix Letter" style:family="paragraph" style:parent-style-name="Chapter_20_Number" style:master-page-name="">
      <style:paragraph-properties style:page-number="auto"/>
    </style:style>
    <style:style style:name="Note-Note" style:family="paragraph" style:parent-style-name="Contents_20_6" style:next-style-name="Note" style:list-style-name="Note" style:master-page-name="">
      <style:paragraph-properties fo:margin-left="0pt" fo:margin-right="0pt" fo:margin-top="0pt" fo:margin-bottom="0pt" loext:contextual-spacing="false" style:line-height-at-least="15.51pt" fo:text-indent="0pt" style:auto-text-indent="false" style:page-number="auto" fo:keep-with-next="always"/>
      <style:text-properties fo:color="#000000" style:font-name="Nobile" fo:font-family="Nobile" style:font-style-name="Regular" style:font-pitch="variable" fo:font-size="12pt" fo:font-weight="normal"/>
    </style:style>
    <style:style style:name="Note-Examples" style:family="paragraph" style:parent-style-name="Note-Note" style:next-style-name="Note" style:list-style-name="Examples">
      <style:text-properties fo:color="#008000"/>
    </style:style>
    <style:style style:name="Heading_20_4_20_-_20_Example" style:display-name="Heading 4 - Example" style:family="paragraph" style:parent-style-name="Note_20_-_20_Example" style:default-outline-level="" style:list-style-name="">
      <style:paragraph-properties fo:margin-top="18.51pt" fo:margin-bottom="7.99pt" loext:contextual-spacing="false"/>
      <style:text-properties fo:font-size="13.5pt" style:font-size-asian="10.5pt"/>
    </style:style>
    <style:style style:name="Table_20_Contents_20_0" style:display-name="Table Contents 0" style:family="paragraph" style:parent-style-name="Table_20_Contents">
      <style:paragraph-properties fo:line-height="0.99pt"/>
    </style:style>
    <style:style style:name="Bullet_20_Symbols" style:display-name="Bullet Symbols" style:family="text">
      <style:text-properties fo:color="#008000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Arabic_20_Numerals" style:display-name="Arabic Numerals" style:family="text" style:parent-style-name="Bullet_20_Symbols">
      <style:text-properties style:font-name="Raleway3" fo:font-family="Raleway" style:font-style-name="Light" style:font-pitch="variable" fo:font-size="10pt" fo:font-weight="normal" style:font-size-asian="10.5pt"/>
    </style:style>
    <style:style style:name="Numbering_20_Symbols" style:display-name="Numbering Symbols" style:family="text"/>
    <style:style style:name="Bullet_20_Symbols_20__28_user_29_" style:display-name="Bullet Symbols (user)" style:family="text">
      <style:text-properties style:font-size-asian="10.5pt"/>
    </style:style>
    <style:style style:name="Definition" style:family="text" style:hidden="true"/>
    <style:style style:name="Drop_20_Caps" style:display-name="Drop Caps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Endnote_20_Symbol" style:display-name="Endnote Symbol" style:family="text" style:hidden="true"/>
    <style:style style:name="Exampl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Footnote_20_anchor" style:display-name="Footnote anchor" style:family="text" style:hidden="true">
      <style:text-properties style:text-position="super 58%"/>
    </style:style>
    <style:style style:name="Footnote_20_Symbol" style:display-name="Footnote Symbol" style:family="text" style:hidden="true"/>
    <style:style style:name="Index_20_Link" style:display-name="Index Link" style:family="text" style:hidden="true"/>
    <style:style style:name="Line_20_numbering" style:display-name="Line numbering" style:family="text" style:hidden="true"/>
    <style:style style:name="Page_20_Number" style:display-name="Page Number" style:family="text" style:hidden="true"/>
    <style:style style:name="Citation" style:family="text" style:hidden="true">
      <style:text-properties fo:font-style="italic" style:font-style-asian="italic" style:font-style-complex="italic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Teletyp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User_20_Entry" style:display-name="User Entry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Visited_20_Internet_20_Link" style:display-name="Visited Internet Link" style:family="text" style:hidden="true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style:font-name="Fanwood1" fo:font-family="Fanwood" style:font-style-name="Italic" style:font-pitch="variable" fo:font-size="12pt" fo:font-style="italic" style:font-size-asian="10.5pt" style:font-style-asian="italic" style:font-style-complex="italic"/>
    </style:style>
    <style:style style:name="Untitled1" style:family="text" style:hidden="true" style:parent-style-name="Emphasis">
      <style:text-properties fo:font-size="12.5pt" style:font-size-asian="10.5pt"/>
    </style:style>
    <style:style style:name="Caption_20_characters" style:display-name="Caption characters" style:family="text" style:hidden="true"/>
    <style:style style:name="Emphasis_20_-_20_Example" style:display-name="Emphasis - Example" style:family="text" style:parent-style-name="Emphasis">
      <style:text-properties style:font-name="Radley" fo:font-family="Radley" style:font-style-name="Italic" style:font-pitch="variable" fo:font-size="13pt" style:font-size-asian="10.5pt"/>
    </style:style>
    <style:style style:name="Choice" style:family="text" style:parent-style-name="Emphasis">
      <style:text-properties fo:font-variant="small-caps" style:font-name="Raleway" fo:font-family="Raleway" style:font-style-name="Regular" style:font-pitch="variable" fo:font-size="10pt" fo:font-style="normal" style:font-size-asian="10.5pt"/>
    </style:style>
    <style:style style:name="Choice_20_-_20_Example" style:display-name="Choice - Example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Strong_20_Emphasis" style:display-name="Strong Emphasis" style:family="text">
      <style:text-properties style:font-name="Fanwood Text1" fo:font-family="'Fanwood Text'" style:font-style-name="Bold" style:font-pitch="variable" fo:font-size="12pt" fo:font-weight="bold" style:font-size-asian="10.5pt" style:font-weight-asian="bold" style:font-weight-complex="600"/>
    </style:style>
    <style:style style:name="Internet_20_link" style:display-name="Internet link" style:family="text">
      <style:text-properties fo:color="#008000" style:font-name="Raleway" fo:font-family="Raleway" style:font-style-name="Regular" style:font-pitch="variable" fo:font-size="10pt" fo:language="zxx" fo:country="none" style:text-underline-style="none" style:font-size-asian="10.5pt" style:language-asian="zxx" style:country-asian="none" style:language-complex="zxx" style:country-complex="none"/>
    </style:style>
    <style:style style:name="Internet_20_Link_20_-_20_Example" style:display-name="Internet Link - Example" style:family="text" style:parent-style-name="Internet_20_link">
      <style:text-properties style:font-name="Fanwood" fo:font-family="Fanwood" style:font-style-name="Regular" style:font-pitch="variable" fo:font-size="12pt" style:font-size-asian="10.5pt"/>
    </style:style>
    <style:style style:name="Variable" style:family="text" style:hidden="true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font-name="Raleway" fo:font-family="Raleway" style:font-style-name="Regular" style:font-pitch="variable" fo:font-size="10pt" style:text-underline-style="dotted" style:text-underline-width="auto" style:text-underline-color="font-color" style:font-size-asian="10.5pt"/>
    </style:style>
    <style:style style:name="Main_20_index_20_entry" style:display-name="Main index entry" style:family="text">
      <style:text-properties style:font-name="Fanwood2" fo:font-family="Fanwood" style:font-style-name="Bold" style:font-pitch="variable" fo:font-weight="bold" style:font-size-asian="10.5pt" style:font-weight-asian="bold" style:font-weight-complex="600"/>
    </style:style>
    <style:style style:name="Choice_20_-_20_Body" style:display-name="Choice - Body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Graphics" style:family="graphic">
      <style:graphic-properties svg:width="302.4pt" fo:min-height="179.29pt" text:anchor-type="paragraph" svg:x="0pt" svg:y="0pt" fo:margin-top="15pt" fo:margin-bottom="15pt" style:wrap="none" style:vertical-pos="top" style:vertical-rel="paragraph" style:horizontal-pos="left" style:horizontal-rel="paragraph" fo:background-color="transparent" style:background-transparency="100%" draw:fill="none" style:shadow="none" draw:shadow-opacity="100%">
        <style:background-image/>
        <style:columns fo:column-count="1" fo:column-gap="0pt"/>
      </style:graphic-properties>
    </style:style>
    <style:style style:name="Frame" style:family="graphic">
      <style:graphic-properties text:anchor-type="paragraph" svg:x="0pt" svg:y="0pt" fo:margin-left="15pt" fo:margin-right="15pt" fo:margin-top="15pt" fo:margin-bottom="15pt" style:wrap="right" style:number-wrapped-paragraphs="no-limit" style:wrap-contour="false" style:vertical-pos="top" style:vertical-rel="paragraph-content" style:horizontal-pos="center" style:horizontal-rel="paragraph-content" fo:background-color="#ffffff" style:background-transparency="0%" draw:fill="solid" fo:padding="4.25pt" fo:border="0.06pt solid #000000">
        <style:background-image/>
      </style:graphic-properties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style:style style:name="Labels" style:family="graphic" style:auto-update="true">
      <style:graphic-properties text:anchor-type="as-char" svg:y="0pt" fo:margin-left="5.7pt" fo:margin-right="5.7pt" style:protect="size position" style:vertical-pos="top" style:vertical-rel="baseline"/>
    </style:style>
    <style:style style:name="Marginalia" style:family="graphic">
      <style:graphic-properties svg:width="99.21pt" fo:min-height="14.14pt" text:anchor-type="paragraph" svg:x="0pt" svg:y="0pt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pt" svg:y="0pt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list-style style:name="Numbering_20_1" style:display-name="Numbering 1" style:hidden="true">
      <text:list-level-style-number text:level="1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8.35pt" fo:text-indent="-14.14pt" fo:margin-left="28.35pt"/>
        </style:list-level-properties>
      </text:list-level-style-number>
      <text:list-level-style-number text:level="3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2.49pt" fo:text-indent="-14.14pt" fo:margin-left="42.49pt"/>
        </style:list-level-properties>
      </text:list-level-style-number>
      <text:list-level-style-number text:level="4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56.69pt" fo:text-indent="-14.14pt" fo:margin-left="56.69pt"/>
        </style:list-level-properties>
      </text:list-level-style-number>
      <text:list-level-style-number text:level="5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70.84pt" fo:text-indent="-14.14pt" fo:margin-left="70.84pt"/>
        </style:list-level-properties>
      </text:list-level-style-number>
      <text:list-level-style-number text:level="6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85.04pt" fo:text-indent="-14.14pt" fo:margin-left="85.04pt"/>
        </style:list-level-properties>
      </text:list-level-style-number>
      <text:list-level-style-number text:level="7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99.21pt" fo:text-indent="-14.14pt" fo:margin-left="99.21pt"/>
        </style:list-level-properties>
      </text:list-level-style-number>
      <text:list-level-style-number text:level="8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13.41pt" fo:text-indent="-14.14pt" fo:margin-left="113.41pt"/>
        </style:list-level-properties>
      </text:list-level-style-number>
      <text:list-level-style-number text:level="9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27.56pt" fo:text-indent="-14.14pt" fo:margin-left="127.56pt"/>
        </style:list-level-properties>
      </text:list-level-style-number>
      <text:list-level-style-number text:level="10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1.76pt" fo:text-indent="-14.14pt" fo:margin-left="141.76pt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8.29pt" fo:text-indent="-14.14pt" fo:margin-left="28.29pt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56.64pt" fo:text-indent="-28.35pt" fo:margin-left="56.64pt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92.1pt" fo:text-indent="-35.46pt" fo:margin-left="92.1pt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34.59pt" fo:text-indent="-42.49pt" fo:margin-left="134.59pt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5.64pt" fo:text-indent="-51.05pt" fo:margin-left="185.64pt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50.84pt" fo:text-indent="-65.2pt" fo:margin-left="250.84pt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324.54pt" fo:text-indent="-73.7pt" fo:margin-left="324.54pt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403.94pt" fo:text-indent="-79.4pt" fo:margin-left="403.94pt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491.84pt" fo:text-indent="-87.9pt" fo:margin-left="491.84pt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.04pt" fo:text-indent="-85.04pt" fo:margin-left="85.04pt"/>
        </style:list-level-properties>
      </text:list-level-style-number>
      <text:list-level-style-number text:level="2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70.11pt" fo:text-indent="-85.04pt" fo:margin-left="170.11pt"/>
        </style:list-level-properties>
      </text:list-level-style-number>
      <text:list-level-style-number text:level="3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55.15pt" fo:text-indent="-85.04pt" fo:margin-left="255.15pt"/>
        </style:list-level-properties>
      </text:list-level-style-number>
      <text:list-level-style-number text:level="4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40.21pt" fo:text-indent="-85.04pt" fo:margin-left="340.21pt"/>
        </style:list-level-properties>
      </text:list-level-style-number>
      <text:list-level-style-number text:level="5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425.25pt" fo:text-indent="-85.04pt" fo:margin-left="425.25pt"/>
        </style:list-level-properties>
      </text:list-level-style-number>
      <text:list-level-style-number text:level="6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10.29pt" fo:text-indent="-85.04pt" fo:margin-left="510.29pt"/>
        </style:list-level-properties>
      </text:list-level-style-number>
      <text:list-level-style-number text:level="7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95.36pt" fo:text-indent="-85.04pt" fo:margin-left="595.36pt"/>
        </style:list-level-properties>
      </text:list-level-style-number>
      <text:list-level-style-number text:level="8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680.4pt" fo:text-indent="-85.04pt" fo:margin-left="680.4pt"/>
        </style:list-level-properties>
      </text:list-level-style-number>
      <text:list-level-style-number text:level="9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765.44pt" fo:text-indent="-85.04pt" fo:margin-left="765.44pt"/>
        </style:list-level-properties>
      </text:list-level-style-number>
      <text:list-level-style-number text:level="10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0.51pt" fo:text-indent="-85.04pt" fo:margin-left="850.51pt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14.14pt" fo:margin-left="14.14pt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14.14pt" fo:margin-left="28.35pt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14.14pt" fo:margin-left="42.49pt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14.14pt" fo:margin-left="56.69pt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14.14pt" fo:margin-left="70.84pt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14.14pt" fo:margin-left="85.04pt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14.14pt" fo:margin-left="99.21pt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14.14pt" fo:margin-left="113.41pt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14.14pt" fo:margin-left="127.56pt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14.14pt" fo:margin-left="141.76pt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1.21pt" fo:text-indent="-18.45pt" fo:margin-left="31.21pt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43.94pt" fo:text-indent="-12.76pt" fo:margin-left="43.94pt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2pt" fo:margin-left="56.69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67.89pt" fo:text-indent="-11.2pt" fo:margin-left="67.8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79.09pt" fo:text-indent="-11.2pt" fo:margin-left="79.09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90.31pt" fo:text-indent="-11.2pt" fo:margin-left="90.31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01.51pt" fo:text-indent="-11.2pt" fo:margin-left="101.5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12.71pt" fo:text-indent="-11.2pt" fo:margin-left="112.71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23.9pt" fo:text-indent="-11.2pt" fo:margin-left="123.9pt"/>
        </style:list-level-properties>
        <style:text-properties style:font-name="OpenSymbol"/>
      </text:list-level-style-bullet>
    </text:list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8.5pt" fo:text-indent="-8.5pt" fo:margin-left="8.5pt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17.01pt" fo:text-indent="-8.5pt" fo:margin-left="17.01pt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25.51pt" fo:text-indent="-8.5pt" fo:margin-left="25.51pt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33.99pt" fo:text-indent="-8.5pt" fo:margin-left="33.99pt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42.49pt" fo:text-indent="-8.5pt" fo:margin-left="42.49pt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51pt" fo:text-indent="-8.5pt" fo:margin-left="51pt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59.56pt" fo:text-indent="-8.5pt" fo:margin-left="59.56pt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68.06pt" fo:text-indent="-8.5pt" fo:margin-left="68.06pt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76.56pt" fo:text-indent="-8.5pt" fo:margin-left="76.56pt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85.04pt" fo:text-indent="-8.5pt" fo:margin-left="85.04pt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11.34pt" fo:margin-left="113.41pt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Bulleted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</text:list-style>
    <text:list-style style:name="Arabic_20_Numerals" style:display-name="Arabic Numerals" text:consecutive-numbering="true">
      <text:list-level-style-number text:level="1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Bulleted_20_2" style:display-name="Bulleted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</text:list-style>
    <text:list-style style:name="Indent_20_No_20_Bullet" style:display-name="Indent No Bullet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2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3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4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5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6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7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8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9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10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</text:list-style>
    <text:list-style style:name="Indented2_20_-_20_No_20_Bullet" style:display-name="Indented2 - No Bullet" style:hidden="true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36pt" fo:margin-left="31.01pt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54pt" fo:margin-left="31.01pt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72pt" fo:margin-left="31.01pt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90pt" fo:margin-left="31.01pt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08pt" fo:margin-left="31.01pt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26pt" fo:margin-left="31.01pt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144pt" fo:margin-left="31.01pt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162pt" fo:margin-left="31.01pt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180pt" fo:margin-left="31.01pt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198pt" fo:margin-left="31.01pt"/>
        </style:list-level-properties>
      </text:list-level-style-number>
    </text:list-style>
    <text:list-style style:name="Note_20_-_20_Tip_20_Logo" style:display-name="Note - Tip Logo">
      <text:list-level-style-image text:level="1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Note_20_-_20_Caution_20_Logo" style:display-name="Note - Caution Logo">
      <text:list-level-style-image text:level="1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9.5pt" fo:margin-left="37.5pt"/>
        </style:list-level-properties>
      </text:list-level-style-image>
      <text:list-level-style-image text:level="2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.5pt" fo:margin-left="37.5pt"/>
        </style:list-level-properties>
      </text:list-level-style-image>
      <text:list-level-style-image text:level="3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6.5pt" fo:margin-left="37.5pt"/>
        </style:list-level-properties>
      </text:list-level-style-image>
      <text:list-level-style-image text:level="4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34.5pt" fo:margin-left="37.5pt"/>
        </style:list-level-properties>
      </text:list-level-style-image>
      <text:list-level-style-image text:level="5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52.5pt" fo:margin-left="37.5pt"/>
        </style:list-level-properties>
      </text:list-level-style-image>
      <text:list-level-style-image text:level="6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70.5pt" fo:margin-left="37.5pt"/>
        </style:list-level-properties>
      </text:list-level-style-image>
      <text:list-level-style-image text:level="7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88.5pt" fo:margin-left="37.5pt"/>
        </style:list-level-properties>
      </text:list-level-style-image>
      <text:list-level-style-image text:level="8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06.5pt" fo:margin-left="37.5pt"/>
        </style:list-level-properties>
      </text:list-level-style-image>
      <text:list-level-style-image text:level="9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24.5pt" fo:margin-left="37.5pt"/>
        </style:list-level-properties>
      </text:list-level-style-image>
      <text:list-level-style-image text:level="10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42.5pt" fo:margin-left="37.5pt"/>
        </style:list-level-properties>
      </text:list-level-style-image>
    </text:list-style>
    <text:list-style style:name="Note_20_-_20_Example_20_Logo" style:display-name="Note - Example Logo">
      <text:list-level-style-image text:level="1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Chapter_20_number_20_in_20_TOC" style:display-name="Chapter number in TOC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Chapter_20_in_20_TOC" style:display-name="Chapter in TOC">
      <text:list-level-style-number text:level="1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Note">
      <text:list-level-style-image text:level="1" xlink:href="Pictures/100000000000002700000026A7A0EC88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700000026A7A0EC88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700000026A7A0EC88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700000026A7A0EC88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700000026A7A0EC88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700000026A7A0EC88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700000026A7A0EC88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700000026A7A0EC88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700000026A7A0EC88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700000026A7A0EC88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list-style style:name="Examples">
      <text:list-level-style-image text:level="1" xlink:href="Pictures/100000000000002900000028693AD105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900000028693AD105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900000028693AD105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900000028693AD105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900000028693AD105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900000028693AD105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900000028693AD105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900000028693AD105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900000028693AD105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900000028693AD105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60857*"/>
    </style:style>
    <style:style style:name="Table1.B" style:family="table-column">
      <style:table-column-properties style:rel-column-width="4678*"/>
    </style:style>
    <style:style style:name="Table8" style:family="table">
      <style:table-properties table:align="margins" style:may-break-between-rows="false"/>
    </style:style>
    <style:style style:name="Table8.A" style:family="table-column">
      <style:table-column-properties style:rel-column-width="59492*"/>
    </style:style>
    <style:style style:name="Table8.B" style:family="table-column">
      <style:table-column-properties style:rel-column-width="6043*"/>
    </style:style>
    <style:style style:name="Table2" style:family="table">
      <style:table-properties style:width="297pt" table:align="margins" style:may-break-between-rows="false"/>
    </style:style>
    <style:style style:name="Table2.A" style:family="table-column">
      <style:table-column-properties style:column-width="31.45pt" style:rel-column-width="6939*"/>
    </style:style>
    <style:style style:name="Table2.B" style:family="table-column">
      <style:table-column-properties style:column-width="265.55pt" style:rel-column-width="58596*"/>
    </style:style>
    <style:style style:name="Table7" style:family="table">
      <style:table-properties style:width="297pt" table:align="margins" style:may-break-between-rows="false"/>
    </style:style>
    <style:style style:name="Table7.A" style:family="table-column">
      <style:table-column-properties style:column-width="269.6pt" style:rel-column-width="59492*"/>
    </style:style>
    <style:style style:name="Table7.B" style:family="table-column">
      <style:table-column-properties style:column-width="27.4pt" style:rel-column-width="6043*"/>
    </style:style>
    <style:style style:name="MP1" style:family="paragraph" style:parent-style-name="Footer_20_left">
      <style:text-properties officeooo:paragraph-rsid="00425105"/>
    </style:style>
    <style:style style:name="MP2" style:family="paragraph" style:parent-style-name="Footer_20_right">
      <style:text-properties officeooo:paragraph-rsid="00a8de17"/>
    </style:style>
    <style:style style:name="MP3" style:family="paragraph" style:parent-style-name="Standard">
      <style:text-properties officeooo:paragraph-rsid="00425105"/>
    </style:style>
    <style:style style:name="MP4" style:family="paragraph" style:parent-style-name="Footer_20_right">
      <style:text-properties officeooo:paragraph-rsid="005bcbd8"/>
    </style:style>
    <style:style style:name="MP5" style:family="paragraph" style:parent-style-name="Footer_20_right">
      <style:text-properties officeooo:rsid="0011dbfd" officeooo:paragraph-rsid="0011dbfd"/>
    </style:style>
    <style:style style:name="MP6" style:family="paragraph" style:parent-style-name="Standard">
      <style:text-properties officeooo:rsid="00cd1b26" officeooo:paragraph-rsid="00cd1b26"/>
    </style:style>
    <style:style style:name="MP7" style:family="paragraph" style:parent-style-name="Footer_20_right">
      <style:text-properties officeooo:paragraph-rsid="0011dbfd"/>
    </style:style>
    <style:style style:name="MP8" style:family="paragraph" style:parent-style-name="Standard">
      <style:text-properties officeooo:paragraph-rsid="0011dbfd"/>
    </style:style>
    <style:page-layout style:name="Mpm1" style:page-usage="mirrored">
      <style:page-layout-properties fo:page-width="432pt" fo:page-height="648pt" style:num-format="1" style:print-orientation="portrait" fo:margin-top="68pt" fo:margin-bottom="75pt" fo:margin-left="75pt" fo:margin-right="68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0.19pt" fo:margin-left="0pt" fo:margin-right="0pt" fo:margin-top="15.11pt" fo:border-top="0.06pt solid #008000" fo:border-bottom="none" fo:border-left="none" fo:border-right="none" fo:padding="1.5pt" fo:background-color="transparent" style:dynamic-spacing="false">
          <style:background-image/>
        </style:header-footer-properties>
      </style:footer-style>
    </style:page-layout>
    <style:page-layout style:name="Mpm3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29.99pt" fo:margin-left="0pt" fo:margin-right="0pt" fo:margin-top="15pt" fo:border-top="0.06pt solid #008000" fo:border-bottom="none" fo:border-left="none" fo:border-right="none" fo:padding="1.39pt" style:dynamic-spacing="false"/>
      </style:footer-style>
    </style:page-layout>
    <style:page-layout style:name="Mpm4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3pt" fo:margin-left="0pt" fo:margin-right="0pt" fo:margin-top="16.5pt" fo:border-top="0.06pt solid #008000" fo:border-bottom="none" fo:border-left="none" fo:border-right="none" fo:padding="1.39pt" style:dynamic-spacing="false"/>
      </style:footer-style>
    </style:page-layout>
    <style:page-layout style:name="Mpm5">
      <style:page-layout-properties fo:page-width="612pt" fo:page-height="792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49.16pt" fo:page-height="323.15pt" style:num-format="1" style:print-orientation="landscape" fo:margin-top="0pt" fo:margin-bottom="0pt" fo:margin-left="0pt" fo:margin-right="0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792pt" fo:page-height="612pt" style:num-format="1" style:print-orientation="landscape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612pt" fo:page-height="792pt" style:num-format="1" style:print-orientation="portrait" fo:margin-top="28.35pt" fo:margin-bottom="28.35pt" fo:margin-left="56.69pt" fo:margin-right="28.35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1"><text:chapter text:display="name" text:outline-level="1"/></text:p>
            </table:table-cell>
            <table:table-cell office:value-type="string">
              <text:p text:style-name="MP2"><text:page-number text:select-page="current">0</text:page-number>.</text:p>
            </table:table-cell>
          </table:table-row>
        </table:table>
        <text:p text:style-name="MP3"/>
      </style:footer>
      <style:footer-left>
        <table:table table:name="Table8" table:style-name="Table8">
          <table:table-column table:style-name="Table8.A"/>
          <table:table-column table:style-name="Table8.B"/>
          <table:table-row>
            <table:table-cell office:value-type="string">
              <text:p text:style-name="MP1"><text:chapter text:display="number-and-name" text:outline-level="1"/></text:p>
            </table:table-cell>
            <table:table-cell office:value-type="string">
              <text:p text:style-name="MP4"><text:page-number text:select-page="current">0</text:page-number>.</text:p>
            </table:table-cell>
          </table:table-row>
        </table:table>
        <text:p text:style-name="MP3"/>
      </style:footer-left>
    </style:master-page>
    <style:master-page style:name="Left_20_Page" style:display-name="Left Page" style:page-layout-name="Mpm3" style:next-style-name="Right_20_Page">
      <style:foot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Footer_20_left"><text:page-number text:select-page="current">2</text:page-number>.</text:p>
            </table:table-cell>
            <table:table-cell office:value-type="string">
              <text:p text:style-name="MP5">LibreOffice排版設計</text:p>
            </table:table-cell>
          </table:table-row>
        </table:table>
        <text:p text:style-name="MP6"/>
      </style:footer>
    </style:master-page>
    <style:master-page style:name="Right_20_Page" style:display-name="Right Page" style:page-layout-name="Mpm4" style:next-style-name="Left_20_Page">
      <style:footer>
        <table:table table:name="Table7" table:style-name="Table7">
          <table:table-column table:style-name="Table7.A"/>
          <table:table-column table:style-name="Table7.B"/>
          <table:table-row>
            <table:table-cell office:value-type="string">
              <text:p text:style-name="Footer_20_left"><text:chapter text:display="name" text:outline-level="1">深入學習文字排印學</text:chapter></text:p>
            </table:table-cell>
            <table:table-cell office:value-type="string">
              <text:p text:style-name="MP7"><text:page-number text:select-page="current">3</text:page-number>.</text:p>
            </table:table-cell>
          </table:table-row>
        </table:table>
        <text:p text:style-name="MP8"/>
      </style:footer>
    </style:master-page>
    <style:master-page style:name="Index" style:page-layout-name="Mpm5"/>
    <style:master-page style:name="Endnote" style:hidden="true" style:page-layout-name="Mpm6"/>
    <style:master-page style:name="Envelope" style:hidden="true" style:page-layout-name="Mpm7"/>
    <style:master-page style:name="Landscape" style:hidden="true" style:page-layout-name="Mpm8"/>
    <style:master-page style:name="HTML" style:hidden="true" style:page-layout-name="Mpm9"/>
    <style:master-page style:name="Footnote" style:hidden="tru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6:02:28.172011967</meta:creation-date>
    <meta:editing-duration>PT58S</meta:editing-duration>
    <meta:editing-cycles>2</meta:editing-cycles>
    <meta:generator>LibreOffice/4.3.3.2$Linux_x86 LibreOffice_project/430m0$Build-2</meta:generator>
    <dc:title>LibreOffice排版設計</dc:title>
    <meta:initial-creator>Bruce Byfield</meta:initial-creator>
    <dc:date>2016-03-19T16:03:25.704339251</dc:date>
    <dc:creator>Bruce Byfield</dc:creator>
    <meta:document-statistic meta:table-count="4" meta:image-count="0" meta:object-count="0" meta:page-count="2" meta:paragraph-count="19" meta:word-count="283" meta:character-count="1807" meta:non-whitespace-character-count="1546"/>
    <meta:template xlink:type="simple" xlink:actuate="onRequest" xlink:title="designing-with-libreoffice" xlink:href="../../../../.config/libreoffice/4/user/template/designing-with-libreoffice.ott" meta:date="2016-03-19T16:02:27.682247003"/>
  </office:meta>
</office:document-meta>
</file>